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96pt" officeooo:rsid="000672b1" officeooo:paragraph-rsid="000672b1" style:font-size-asian="96pt" style:font-size-complex="9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12:14:13.298000000</meta:creation-date>
    <dc:date>2024-08-27T12:15:05.079000000</dc:date>
    <meta:editing-duration>PT53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24.2.2.2$Windows_X86_64 LibreOffice_project/d56cc158d8a96260b836f100ef4b4ef25d6f1a01</meta:generator>
  </office:meta>
</office:document-meta>
</file>